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RIMIR ARCHIVOS</text:p>
      <text:p text:style-name="Standard"/>
      <text:p text:style-name="P1">Comprimir en modo gráfico.</text:p>
      <text:p text:style-name="P1">1. Crea en el escritorio tres archivos, puedes usar gedit para crear ficheros de texto.</text:p>
      <text:p text:style-name="P1">También puedes usar para crear ficheros .png</text:p>
      <text:p text:style-name="P1">2. Selecciona los tres archivos y con el botón derecho del ratón, haz clic en Comprimir.</text:p>
      <text:p text:style-name="P1">Prueba a comprimir generando tres tipos de paquetes distintos: rar, zip y tar.</text:p>
      <text:p text:style-name="P1">3. Para descomprimir o extraer los archivos selecciona el archivo creado, y con el botón</text:p>
      <text:p text:style-name="P1">derecho del ratón selecciona Extraer aquí, o hacer doble clic sobre él. Ahora selecciona</text:p>
      <text:p text:style-name="P1">el o los archivos que quieres extraer y haz clic en el icono Extraer. En la nueva ventana,</text:p>
      <text:p text:style-name="P1">indica en Lugares dónde quieres extraer el archivo y termina la operación pulsando de</text:p>
      <text:p text:style-name="P1">nuevo en Extraer en la parte superior derecha de la ventana.</text:p>
      <text:p text:style-name="P1">Modo comando:</text:p>
      <text:p text:style-name="P1">1. Crea en el directorio home del usuario los archivos a.txt b.txt y c.txt con el contenido que</text:p>
      <text:p text:style-name="P1">quieras.</text:p>
      <text:p text:style-name="P1">2. Comprime generando tres tipos de paquetes distintos, rar zip y tar</text:p>
      <text:p text:style-name="P1">3. Descomprime cada paquete comprimido gener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3:23:51.132000000</meta:creation-date>
    <dc:date>2022-02-09T13:38:09.009000000</dc:date>
    <meta:editing-duration>PT4M7S</meta:editing-duration>
    <meta:editing-cycles>1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6" meta:word-count="168" meta:character-count="984" meta:non-whitespace-character-count="832"/>
  </office:meta>
</office:document-meta>
</file>